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0d75" officeooo:paragraph-rsid="00050d75"/>
    </style:style>
    <style:style style:name="P2" style:family="paragraph" style:parent-style-name="Standard">
      <style:paragraph-properties fo:text-align="start" style:justify-single-word="false"/>
      <style:text-properties officeooo:rsid="00050d75" officeooo:paragraph-rsid="00050d75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é API</text:p>
      <text:p text:style-name="P1"/>
      <text:p text:style-name="P2">C2ooUdHlhdai16W4PQcygT56QR7qqNnt5RIW5W6i2KxQ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7:27:42.690001879</meta:creation-date>
    <dc:date>2025-06-23T17:28:52.419761559</dc:date>
    <meta:editing-duration>PT1M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3" meta:character-count="51" meta:non-whitespace-character-count="50"/>
  </office:meta>
</office:document-meta>
</file>